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1" style:parent-style-name="Standard" style:family="paragraph" style:master-page-name="Standard1">
      <style:text-properties fo:color="#000000" fo:font-family="Sans Serif"/>
    </style:style>
    <style:style style:name="T1" style:family="text">
      <style:text-properties fo:font-size="20.000000000000000pt" fo:font-weight="bold"/>
    </style:style>
    <style:style style:name="P2" style:parent-style-name="Standard" style:family="paragraph">
      <style:text-properties fo:color="#000000" fo:font-family="Sans Serif"/>
    </style:style>
    <style:style style:name="T2" style:family="text">
      <style:text-properties fo:font-size="15.000000000000000pt" fo:font-weight="bold"/>
    </style:style>
    <style:style style:name="P3" style:parent-style-name="New_20style" style:family="paragraph">
      <style:paragraph-properties fo:background-color="transparent" fo:keep-together="auto" fo:margin-left="0.000000000000000pt" fo:margin-top="0.000000000000000pt" fo:text-align="start" fo:text-indent="9.977970041600001pt" style:auto-text-indent="false" style:font-independent-line-spacing="false"/>
      <style:text-properties fo:background-color="transparent" fo:font-style="italic" fo:font-variant="normal" fo:font-weight="normal" fo:text-transform="none" style:text-line-through-style="none" style:text-line-through-type="none" style:text-underline-style="none" style:text-underline-type="none"/>
    </style:style>
    <style:style style:name="T3" style:family="text">
      <style:text-properties fo:font-style="normal"/>
    </style:style>
    <style:style style:name="P4" style:parent-style-name="Standard" style:family="paragraph">
      <style:paragraph-properties fo:background-color="transparent" fo:keep-together="auto" fo:margin-left="0.000000000000000pt" fo:margin-top="0.000000000000000pt" fo:text-align="start" fo:text-indent="9.977970041600001pt" style:auto-text-indent="false" style:font-independent-line-spacing="false"/>
      <style:text-properties fo:color="#000000" fo:font-family="Sans Serif"/>
    </style:style>
    <style:style style:name="T4" style:family="text">
      <style:text-properties fo:font-style="italic"/>
    </style:style>
    <style:style style:name="P5" style:parent-style-name="Standard" style:family="paragraph">
      <style:paragraph-properties fo:background-color="transparent" fo:keep-together="auto" fo:margin-left="0.000000000000000pt" fo:margin-top="0.000000000000000pt" fo:text-align="start" fo:text-indent="0.000000000000000pt" style:auto-text-indent="false" style:font-independent-line-spacing="false"/>
      <style:text-properties fo:background-color="transparent" fo:color="#000000" fo:font-family="Sans Serif" fo:font-style="normal" fo:font-variant="normal" fo:font-weight="normal" fo:text-transform="none" style:text-line-through-style="none" style:text-line-through-type="none" style:text-underline-style="none" style:text-underline-type="none"/>
    </style:style>
    <style:style style:name="P6" style:parent-style-name="Standard" style:family="paragraph">
      <style:paragraph-properties fo:background-color="transparent" fo:keep-together="auto" fo:margin-left="0.000000000000000pt" fo:margin-top="0.000000000000000pt" fo:text-align="start" fo:text-indent="9.977970041600001pt" style:auto-text-indent="false" style:font-independent-line-spacing="false"/>
      <style:text-properties fo:background-color="transparent" fo:color="#000000" fo:font-family="Sans Serif" fo:font-style="normal" fo:font-variant="normal" fo:font-weight="normal" fo:text-transform="none" style:text-line-through-style="none" style:text-line-through-type="none" style:text-underline-style="none" style:text-underline-type="none"/>
    </style:style>
    <style:style style:name="T5" style:family="text">
      <style:text-properties fo:font-weight="100"/>
    </style:style>
    <style:style style:name="gr1" style:family="graphic">
      <style:graphic-properties draw:color-mode="standard" draw:fill="none" draw:stroke="none" fo:margin="1.000000000000000pt" style:wrap="biggest" style:wrap-dynamic-threshold="0.000000000000000pt"/>
    </style:style>
  </office:automatic-styles>
  <office:body>
    <office:text>
      <text:tracked-changes text:track-changes="false"/>
      <draw:frame draw:style-name="gr1" xml:id="shape-1" draw:id="shape-1" draw:name="PictureShape" draw:z-index="1" svg:width="289.06001388925pt" svg:height="217.75854379657pt" svg:x="162.40639957035pt" svg:y="193.89448549230pt" text:anchor-page-number="1" text:anchor-type="page">
        <draw:image xlink:type="simple" xlink:show="embed" xlink:actuate="onLoad" xlink:href="Pictures/image1.png"/>
      </draw:frame>
      <text:p text:style-name="P1"><text:span text:style-name="T1">Hourai Jeweled</text:span></text:p>
      <text:p text:style-name="P2"/>
      <text:p text:style-name="P2">Time Limit 3s~5s</text:p>
      <text:p text:style-name="P2"/>
      <text:p text:style-name="P2"><text:span text:style-name="T2">Description</text:span></text:p>
      <text:p text:style-name="P2"/>
      <text:p text:style-name="P3"><text:span text:style-name="T3">Kaguya Houraisan was once a princess of the Lunarians, a race of people living on the Moon. She was exiled to Earth over a thousand years ago for the crime of using the forbidden Hourai Elixir to make herself immortal. Tales of her unearthly beauty led men from all across the land to seek her hand in marriage, but none could successfully complete her trial of the Five Impossible Requests.<text:s/></text:span></text:p>
      <text:p text:style-name="P3"/>
      <text:p text:style-name="P4"/>
      <text:p text:style-name="P4"/>
      <text:p text:style-name="P4"/>
      <text:p text:style-name="P4"/>
      <text:p text:style-name="P4"/>
      <text:p text:style-name="P4"/>
      <text:p text:style-name="P4">One of these requests is to reckon the value of "Hourai Jeweled (蓬莱の玉の枝)". The only one real treasure Kaguya has, in her possession. As showed in the picture, Hourai Jeweled is a tree-shaped twig. In which, each node is ornamented with a valuable diamond and each edge is painted with a briliant color (only bright man can distinguish the difference). Due to lunarians' eccentric taste, the value of this treasure is calculated as all the<text:s/><text:span text:style-name="T4">gorgeous roads' value<text:s/></text:span><text:span text:style-name="T3">it has</text:span>. The road between<text:s/><text:span text:style-name="T4">two different nodes</text:span><text:s/>is said to be gorgeous, if and only if<text:s/><text:span text:style-name="T4">all the adjacent edges</text:span><text:s/>in this road has diffenrent color. And the value of this road is the sum of all the nodes' through the road.</text:p>
      <text:p text:style-name="P4">Given the value of each node and the color of each edge. Could you tell Kaguya the value of her Hourai Jeweled?</text:p>
      <text:p text:style-name="P4"/>
      <text:p text:style-name="P5"><text:span text:style-name="T2">Input</text:span></text:p>
      <text:p text:style-name="P5"/>
      <text:p text:style-name="P4">The input consists of several test cases.<text:s/></text:p>
      <text:p text:style-name="P4">The first line of each case contains one integer N (1 &lt;= N &lt;= 300000), which is the number of nodes in Hourai Jeweled.</text:p>
      <text:p text:style-name="P4">The second line contains N integers, the i-th of which is Vi (1 &lt;= Vi &lt;= 100000), the value of node i.</text:p>
      <text:p text:style-name="P4">Each of the next N-1 lines contains three space-separated integer X, Y and Z (1&lt;=X,Y&lt;=N, 1 &lt;= Z &lt;= 100000), which represent that there is an edge between X and Y painted with colour Z.<text:s/></text:p>
      <text:p text:style-name="P4"/>
      <text:p text:style-name="P5"><text:span text:style-name="T2">Output</text:span></text:p>
      <text:p text:style-name="P5"/>
      <text:p text:style-name="P6">For each test case, output a line containing the value of Hourai Jeweled.</text:p>
      <text:p text:style-name="P6"/>
      <text:p text:style-name="P5"/>
      <text:p text:style-name="P5"><text:span text:style-name="T2">Sample Input</text:span></text:p>
      <text:p text:style-name="P5"/>
      <text:p text:style-name="P5">6</text:p>
      <text:p text:style-name="P5">6 2 3 7 1 4</text:p>
      <text:p text:style-name="P5">1 2 1</text:p>
      <text:p text:style-name="P5">1 3 2</text:p>
      <text:p text:style-name="P5">1 4 3</text:p>
      <text:p text:style-name="P5">2 5 1</text:p>
      <text:p text:style-name="P5">2 6 2</text:p>
      <text:p text:style-name="P5"/>
      <text:p text:style-name="P5"><text:span text:style-name="T2">Sample Output</text:span></text:p>
      <text:p text:style-name="P5"/>
      <text:p text:style-name="P5"><text:span text:style-name="T5">134</text:span></text:p>
      <text:p text:style-name="P5"/>
      <text:p text:style-name="P5"><text:span text:style-name="T2">Hint</text:span></text:p>
      <text:p text:style-name="P6"/>
      <text:p text:style-name="P6"><text:span text:style-name="T4">gorgeous roads are :</text:span></text:p>
      <text:p text:style-name="P6">1-2 <text:tab/><text:tab/>Value: 8</text:p>
      <text:p text:style-name="P6">1-3 <text:tab/><text:tab/>Value: 9</text:p>
      <text:p text:style-name="P6">1-4<text:tab/><text:tab/>Value:13</text:p>
      <text:p text:style-name="P6">1-2-6<text:tab/><text:tab/>Value:12</text:p>
      <text:p text:style-name="P6">2-1-3<text:tab/><text:tab/>Value:11</text:p>
      <text:p text:style-name="P6">2-1-4 <text:tab/><text:tab/>Value:15</text:p>
      <text:p text:style-name="P6">2-5<text:tab/><text:tab/>Value:3</text:p>
      <text:p text:style-name="P6">2-6 <text:tab/><text:tab/>Value:6</text:p>
      <text:p text:style-name="P6">3-1-4<text:tab/><text:tab/>Value:16</text:p>
      <text:p text:style-name="P6">3-1-2-6 <text:tab/><text:tab/>Value:15</text:p>
      <text:p text:style-name="P6">4-1-2-6 <text:tab/><text:tab/>Value:19</text:p>
      <text:p text:style-name="P6">5-6<text:tab/><text:tab/>Value: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Alphabetical_20List" style:display-name="Alphabetical List" style:family="paragraph" style:list-style-name="Numbering_20Style_20for_20Alphabetical_20List">
      <style:text-properties fo:font-size="12.000000000000000pt"/>
    </style:style>
    <style:style style:name="New_20style" style:display-name="New style" style:family="paragraph" style:next-style-name="Standard">
      <style:paragraph-properties fo:margin-left="10.000000000000000pt"/>
      <style:text-properties fo:color="#000000" fo:font-family="Sans Serif" fo:font-size="12.000000000000000pt" fo:font-weight="100"/>
    </style:style>
    <style:style style:name="Bullet_20List" style:display-name="Bullet List" style:family="paragraph" style:list-style-name="Numbering_20Style_20for_20Bullet_20List">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Numbering_20Style_20for_20Enumerated_20List">
      <style:text-properties fo:font-size="12.000000000000000pt"/>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text:list-style style:name="Numbering_20Style_20for_20Alphabetical_20List" style:display-name="Numbering Style for Alphabetical List">
      <text:list-level-style-number text:start-value="1" text:display-levels="1" style:num-format="a" text:level="1" style:num-prefix="" style:num-suffix=")">
        <style:list-level-properties text:list-level-position-and-space-mode="label-width-and-position" fo:text-align="start"/>
      </text:list-level-style-number>
    </text:list-style>
    <text:list-style style:name="Numbering_20Style_20for_20Bullet_20List" style:display-name="Numbering Style for Bullet List">
      <text:list-level-style-bullet text:bullet-char="●" text:level="1">
        <style:list-level-properties text:list-level-position-and-space-mode="label-width-and-position" fo:text-align="start"/>
      </text:list-level-style-bullet>
    </text:list-style>
    <text:list-style style:name="Numbering_20Style_20for_20Enumerated_20List" style:display-name="Numbering Style for Enumerated List">
      <text:list-level-style-number text:start-value="1" text:display-levels="1" style:num-format="1" text:level="1" style:num-prefix="" style:num-suffix=".">
        <style:list-level-properties text:list-level-position-and-space-mode="label-width-and-position" fo:text-align="start"/>
      </text:list-level-style-number>
    </text:list-style>
    <text:list-style style:name="Numbering_20Style_20for_20Head_203" style:display-name="Numbering Style for Head 3">
      <text:list-level-style-number text:start-value="1" text:display-levels="3" style:num-format="1" text:level="3" style:num-prefix="" style:num-suffix=".">
        <style:list-level-properties text:list-level-position-and-space-mode="label-width-and-position" fo:text-align="start"/>
      </text:list-level-style-number>
    </text:list-style>
    <text:list-style style:name="Numbering_20Style_20for_20Head_201" style:display-name="Numbering Style for Head 1">
      <text:list-level-style-number text:start-value="1" text:display-levels="1" style:num-format="1" text:level="1" style:num-prefix="" style:num-suffix=".">
        <style:list-level-properties text:list-level-position-and-space-mode="label-width-and-position" fo:text-align="start"/>
      </text:list-level-style-number>
    </text:list-style>
    <text:list-style style:name="Numbering_20Style_20for_20Head_202" style:display-name="Numbering Style for Head 2">
      <text:list-level-style-number text:start-value="1" text:display-levels="2" style:num-format="1" text:level="2" style:num-prefix="" style:num-suffix=".">
        <style:list-level-properties text:list-level-position-and-space-mode="label-width-and-position" fo:text-align="start"/>
      </text:list-level-style-number>
    </text:list-style>
    <text:outline-style style:name="O" style:display-name="O">
      <text:outline-level-style text:start-value="1" text:display-levels="1" style:num-format="1" text:level="1" style:num-prefix="" style:num-suffix=".">
        <style:list-level-properties text:list-level-position-and-space-mode="label-width-and-position" fo:text-align="start"/>
      </text:outline-level-style>
      <text:outline-level-style text:start-value="1" text:display-levels="2" style:num-format="1" text:level="2" style:num-prefix="" style:num-suffix=".">
        <style:list-level-properties text:list-level-position-and-space-mode="label-width-and-position" fo:text-align="start"/>
      </text:outline-level-style>
      <text:outline-level-style text:start-value="1" text:display-levels="3" style:num-format="1" text:level="3" style:num-prefix="" style:num-suffix=".">
        <style:list-level-properties text:list-level-position-and-space-mode="label-width-and-position" fo:text-align="start"/>
      </text:outline-level-style>
    </text:outline-style>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page-layout style:name="pm1" style:page-usage="all">
      <style:page-layout-properties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1" style:display-name="Default"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2</meta:generator>
    <dc:title/>
    <meta:initial-creator>Unknown</meta:initial-creator>
    <meta:editing-cycles>1</meta:editing-cycles>
    <dc:date>2012-07-04T15:26:09</dc:date>
    <meta:creation-date>2008-08-22T11:41:04</meta:creation-date>
  </office:meta>
</office:document-meta>
</file>